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ff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84d1" draw:fill="solid" draw:fill-color="#00c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660066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3pt" style:font-size-asian="13pt" style:font-size-complex="13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style:font-name="DejaVu Sans Mono1" fo:font-size="13pt" style:font-size-asian="13pt" style:font-size-complex="13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0.762cm" svg:x="11.668cm" svg:y="6.588cm">
          <text:p text:style-name="P1"><text:span text:style-name="T1">fc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24cm" svg:height="0.762cm" svg:x="10.144cm" svg:y="10.525cm">
          <text:p text:style-name="P1"><text:span text:style-name="T1">vrc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51cm" svg:height="0.762cm" svg:x="11.922cm" svg:y="10.525cm">
          <text:p text:style-name="P1"><text:span text:style-name="T1">prrcw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493cm" svg:y1="7.35cm" svg:x2="10.906cm" svg:y2="10.525cm" draw:start-shape="id1" draw:start-glue-point="2" draw:end-shape="id2" draw:end-glue-point="0" svg:d="M12493 7350c0 2382-1587 795-1587 3175" svg:viewBox="0 0 1588 3176">
          <text:p/>
        </draw:connector>
        <draw:connector draw:style-name="gr3" draw:text-style-name="P1" draw:layer="layout" draw:type="curve" svg:x1="12.493cm" svg:y1="7.35cm" svg:x2="12.747cm" svg:y2="10.525cm" draw:start-shape="id1" draw:start-glue-point="2" draw:end-shape="id3" svg:d="M12493 7350c0 2382 254 795 254 3175" svg:viewBox="0 0 255 3176">
          <text:p/>
        </draw:connector>
        <draw:custom-shape draw:style-name="gr4" draw:text-style-name="P2" xml:id="id4" draw:id="id4" draw:layer="layout" svg:width="3.048cm" svg:height="0.762cm" svg:x="8.366cm" svg:y="1.889cm">
          <text:p text:style-name="P1"><text:span text:style-name="T1">tbm2c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778cm" svg:height="0.762cm" svg:x="15.224cm" svg:y="6.588cm">
          <text:p text:style-name="P1"><text:span text:style-name="T1">prus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89cm" svg:y1="2.651cm" svg:x2="16.113cm" svg:y2="6.588cm" draw:start-shape="id4" draw:start-glue-point="2" draw:end-shape="id5" draw:end-glue-point="0" svg:d="M9890 2651c0 2953 6223 985 6223 3937" svg:viewBox="0 0 6224 3938">
          <text:p/>
        </draw:connector>
        <draw:custom-shape draw:style-name="gr1" draw:text-style-name="P2" xml:id="id6" draw:id="id6" draw:layer="layout" svg:width="1.905cm" svg:height="0.762cm" svg:x="2.397cm" svg:y="6.588cm">
          <text:p text:style-name="P1"><text:span text:style-name="T1">read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89cm" svg:y1="2.651cm" svg:x2="3.349cm" svg:y2="6.588cm" draw:start-shape="id4" draw:start-glue-point="2" draw:end-shape="id6" svg:d="M9890 2651c0 2953-6541 985-6541 3937" svg:viewBox="0 0 6542 3938">
          <text:p/>
        </draw:connector>
        <draw:connector draw:style-name="gr3" draw:text-style-name="P1" draw:layer="layout" draw:type="curve" svg:x1="9.89cm" svg:y1="2.651cm" svg:x2="5.318cm" svg:y2="6.588cm" draw:start-shape="id4" draw:start-glue-point="2" draw:end-shape="id7" draw:end-glue-point="0" svg:d="M9890 2651c0 2953-4572 985-4572 3937" svg:viewBox="0 0 4573 3938">
          <text:p/>
        </draw:connector>
        <draw:custom-shape draw:style-name="gr2" draw:text-style-name="P2" xml:id="id8" draw:id="id8" draw:layer="layout" svg:width="1.905cm" svg:height="0.762cm" svg:x="6.207cm" svg:y="6.588cm">
          <text:p text:style-name="P1"><text:span text:style-name="T1">dpcas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89cm" svg:y1="2.651cm" svg:x2="7.159cm" svg:y2="6.588cm" draw:start-shape="id4" draw:start-glue-point="2" draw:end-shape="id8" draw:end-glue-point="0" svg:d="M9890 2651c0 2953-2731 985-2731 3937" svg:viewBox="0 0 2732 3938">
          <text:p/>
        </draw:connector>
        <draw:custom-shape draw:style-name="gr1" draw:text-style-name="P2" xml:id="id9" draw:id="id9" draw:layer="layout" svg:width="1.524cm" svg:height="0.762cm" svg:x="8.366cm" svg:y="6.588cm">
          <text:p text:style-name="P1"><text:span text:style-name="T1">wdi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89cm" svg:y1="2.651cm" svg:x2="9.128cm" svg:y2="6.588cm" draw:start-shape="id4" draw:start-glue-point="2" draw:end-shape="id9" draw:end-glue-point="0" svg:d="M9890 2651c0 2953-762 985-762 3937" svg:viewBox="0 0 763 3938">
          <text:p/>
        </draw:connector>
        <draw:custom-shape draw:style-name="gr1" draw:text-style-name="P2" xml:id="id10" draw:id="id10" draw:layer="layout" svg:width="1.27cm" svg:height="0.762cm" svg:x="10.144cm" svg:y="6.588cm">
          <text:p text:style-name="P1"><text:span text:style-name="T1">bc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.89cm" svg:y1="2.651cm" svg:x2="10.779cm" svg:y2="6.588cm" draw:start-shape="id4" draw:start-glue-point="2" draw:end-shape="id10" draw:end-glue-point="0" svg:d="M9890 2651c0 2953 889 985 889 3937" svg:viewBox="0 0 890 3938">
          <text:p/>
        </draw:connector>
        <draw:connector draw:style-name="gr3" draw:text-style-name="P1" draw:layer="layout" draw:type="curve" svg:x1="9.89cm" svg:y1="2.651cm" svg:x2="12.493cm" svg:y2="6.588cm" draw:start-shape="id4" draw:start-glue-point="2" draw:end-shape="id1" draw:end-glue-point="0" svg:d="M9890 2651c0 2953 2603 985 2603 3937" svg:viewBox="0 0 2604 3938">
          <text:p/>
        </draw:connector>
        <draw:custom-shape draw:style-name="gr1" draw:text-style-name="P2" xml:id="id11" draw:id="id11" draw:layer="layout" svg:width="1.27cm" svg:height="0.762cm" svg:x="8.62cm" svg:y="10.525cm">
          <text:p text:style-name="P1"><text:span text:style-name="T1">bbk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cm -4.826cm 0.118cm" svg:x1="9.255cm" svg:y1="11.287cm" svg:x2="3.349cm" svg:y2="6.588cm" draw:start-shape="id11" draw:start-glue-point="2" draw:end-shape="id6" draw:end-glue-point="0" svg:d="M9255 11287c0 751-7620 502-7620-2290 0-2791 1714-2983 1714-2409" svg:viewBox="0 0 7621 5326">
          <text:p/>
        </draw:connector>
        <draw:frame draw:style-name="gr5" draw:text-style-name="P3" draw:layer="layout" svg:width="1.683cm" svg:height="1.076cm" svg:x="10.62cm" svg:y="5.004cm">
          <draw:text-box>
            <text:p><text:span text:style-name="T2">Build</text:span></text:p>
            <text:p><text:span text:style-name="T2">conversion</text:span></text:p>
            <text:p><text:span text:style-name="T2">list</text:span></text:p>
          </draw:text-box>
        </draw:frame>
        <draw:frame draw:style-name="gr6" draw:text-style-name="P3" draw:layer="layout" svg:width="1.361cm" svg:height="0.801cm" svg:x="12.212cm" svg:y="5.152cm">
          <draw:text-box>
            <text:p><text:span text:style-name="T2">Convert</text:span></text:p>
            <text:p><text:span text:style-name="T2">files</text:span></text:p>
          </draw:text-box>
        </draw:frame>
        <draw:connector draw:style-name="gr3" draw:text-style-name="P1" draw:layer="layout" draw:type="curve" svg:x1="12.493cm" svg:y1="7.35cm" svg:x2="9.255cm" svg:y2="10.525cm" draw:start-shape="id1" draw:start-glue-point="2" draw:end-shape="id11" draw:end-glue-point="0" svg:d="M12493 7350c0 2382-3238 795-3238 3175" svg:viewBox="0 0 3239 3176">
          <text:p/>
        </draw:connector>
        <draw:custom-shape draw:style-name="gr1" draw:text-style-name="P2" xml:id="id12" draw:id="id12" draw:layer="layout" svg:width="1.651cm" svg:height="0.762cm" svg:x="13.827cm" svg:y="10.525cm">
          <text:p text:style-name="P1"><text:span text:style-name="T1">rc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493cm" svg:y1="7.35cm" svg:x2="14.652cm" svg:y2="10.525cm" draw:start-shape="id1" draw:start-glue-point="2" draw:end-shape="id12" draw:end-glue-point="0" svg:d="M12493 7350c0 2382 2159 795 2159 3175" svg:viewBox="0 0 2160 3176">
          <text:p/>
        </draw:connector>
        <draw:custom-shape draw:style-name="gr1" draw:text-style-name="P2" xml:id="id13" draw:id="id13" draw:layer="layout" svg:width="1.651cm" svg:height="0.762cm" svg:x="15.732cm" svg:y="10.525cm">
          <text:p text:style-name="P1"><text:span text:style-name="T1">wod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778cm" svg:height="0.762cm" svg:x="17.637cm" svg:y="10.525cm">
          <text:p text:style-name="P1"><text:span text:style-name="T1">uwod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493cm" svg:y1="7.35cm" svg:x2="16.557cm" svg:y2="10.525cm" draw:start-shape="id1" draw:start-glue-point="2" draw:end-shape="id13" draw:end-glue-point="0" svg:d="M12493 7350c0 2382 4064 795 4064 3175" svg:viewBox="0 0 4065 3176">
          <text:p/>
        </draw:connector>
        <draw:connector draw:style-name="gr3" draw:text-style-name="P1" draw:layer="layout" draw:type="curve" svg:x1="12.493cm" svg:y1="7.35cm" svg:x2="18.526cm" svg:y2="10.525cm" draw:start-shape="id1" draw:start-glue-point="2" draw:end-shape="id14" draw:end-glue-point="0" svg:d="M12493 7350c0 2382 6033 795 6033 3175" svg:viewBox="0 0 6034 3176">
          <text:p/>
        </draw:connector>
        <draw:custom-shape draw:style-name="gr1" draw:text-style-name="P2" xml:id="id15" draw:id="id15" draw:layer="layout" svg:width="1.905cm" svg:height="0.762cm" svg:x="11.033cm" svg:y="14.843cm">
          <text:p text:style-name="P1"><text:span text:style-name="T1">sby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905cm" svg:height="0.762cm" svg:x="13.192cm" svg:y="14.843cm">
          <text:p text:style-name="P1"><text:span text:style-name="T1">gbyt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1.587cm -2.984cm -0.197cm" svg:x1="14.652cm" svg:y1="11.287cm" svg:x2="7.159cm" svg:y2="6.588cm" draw:start-shape="id12" draw:start-glue-point="2" draw:end-shape="id8" draw:end-glue-point="0" svg:d="M14652 11287c0 3132-6667 2089-6667-1654 0-3742-826-4092-826-3045" svg:viewBox="0 0 7494 7061">
          <text:p/>
        </draw:connector>
        <draw:connector draw:style-name="gr3" draw:text-style-name="P1" draw:layer="layout" draw:type="curve" svg:x1="14.652cm" svg:y1="11.287cm" svg:x2="11.985cm" svg:y2="14.843cm" draw:start-shape="id12" draw:start-glue-point="2" draw:end-shape="id15" svg:d="M14652 11287c0 2667-2667 889-2667 3556" svg:viewBox="0 0 2668 3557">
          <text:p/>
        </draw:connector>
        <draw:connector draw:style-name="gr3" draw:text-style-name="P1" draw:layer="layout" draw:type="curve" svg:x1="14.652cm" svg:y1="11.287cm" svg:x2="14.144cm" svg:y2="14.843cm" draw:start-shape="id12" draw:start-glue-point="2" draw:end-shape="id16" draw:end-glue-point="0" svg:d="M14652 11287c0 2667-508 889-508 3556" svg:viewBox="0 0 509 3557">
          <text:p/>
        </draw:connector>
        <draw:custom-shape draw:style-name="gr1" draw:text-style-name="P2" xml:id="id18" draw:id="id18" draw:layer="layout" svg:width="1.905cm" svg:height="0.762cm" svg:x="15.351cm" svg:y="14.843cm">
          <text:p text:style-name="P1"><text:span text:style-name="T1">i7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905cm" svg:height="0.762cm" svg:x="17.51cm" svg:y="14.843cm">
          <text:p text:style-name="P1"><text:span text:style-name="T1">nc7t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2.222cm" svg:x1="3.349cm" svg:y1="7.35cm" svg:x2="14.144cm" svg:y2="14.843cm" draw:start-shape="id6" draw:start-glue-point="2" draw:end-shape="id16" svg:d="M3349 7350c0 8953 10795 5207 10795 7493" svg:viewBox="0 0 10796 7494">
          <text:p/>
        </draw:connector>
        <draw:custom-shape draw:style-name="gr1" draw:text-style-name="P2" xml:id="id17" draw:id="id17" draw:layer="layout" svg:width="1.778cm" svg:height="0.762cm" svg:x="17.637cm" svg:y="12.176cm">
          <text:p text:style-name="P1"><text:span text:style-name="T1">mov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8.526cm" svg:y1="11.287cm" svg:x2="18.526cm" svg:y2="12.176cm" draw:start-shape="id14" draw:start-glue-point="2" draw:end-shape="id17" draw:end-glue-point="0" svg:d="M18526 11287v889" svg:viewBox="0 0 1 890">
          <text:p/>
        </draw:connector>
        <draw:connector draw:style-name="gr3" draw:text-style-name="P1" draw:layer="layout" draw:type="curve" svg:x1="14.652cm" svg:y1="11.287cm" svg:x2="16.303cm" svg:y2="14.843cm" draw:start-shape="id12" draw:start-glue-point="2" draw:end-shape="id18" draw:end-glue-point="0" svg:d="M14652 11287c0 2667 1651 889 1651 3556" svg:viewBox="0 0 1652 3557">
          <text:p/>
        </draw:connector>
        <draw:connector draw:style-name="gr3" draw:text-style-name="P1" draw:layer="layout" draw:type="curve" svg:x1="14.652cm" svg:y1="11.287cm" svg:x2="18.462cm" svg:y2="14.843cm" draw:start-shape="id12" draw:start-glue-point="2" draw:end-shape="id19" svg:d="M14652 11287c0 2667 3810 889 3810 3556" svg:viewBox="0 0 3811 3557">
          <text:p/>
        </draw:connector>
        <draw:custom-shape draw:style-name="gr1" draw:text-style-name="P2" xml:id="id20" draw:id="id20" draw:layer="layout" svg:width="1.778cm" svg:height="0.762cm" svg:x="4.937cm" svg:y="10.525cm">
          <text:p text:style-name="P1"><text:span text:style-name="T1">sdlf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.779cm" svg:y1="7.35cm" svg:x2="5.826cm" svg:y2="10.525cm" draw:start-shape="id10" draw:start-glue-point="2" draw:end-shape="id20" draw:end-glue-point="0" svg:d="M10779 7350c0 2382-4953 795-4953 3175" svg:viewBox="0 0 4954 3176">
          <text:p/>
        </draw:connector>
        <draw:custom-shape draw:style-name="gr2" draw:text-style-name="P2" xml:id="id7" draw:id="id7" draw:layer="layout" svg:width="1.27cm" svg:height="0.762cm" svg:x="4.683cm" svg:y="6.588cm">
          <text:p text:style-name="P1"><text:span text:style-name="T1">bdir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167cm" svg:height="1.076cm" svg:x="15.859cm" svg:y="5.004cm">
          <draw:text-box>
            <text:p><text:span text:style-name="T2">print</text:span></text:p>
            <text:p><text:span text:style-name="T2">usage</text:span></text:p>
            <text:p><text:span text:style-name="T2">string</text:span></text:p>
          </draw:text-box>
        </draw:frame>
        <draw:frame draw:style-name="gr7" draw:text-style-name="P3" draw:layer="layout" svg:width="1.361cm" svg:height="1.076cm" svg:x="7.453cm" svg:y="5.131cm">
          <draw:text-box>
            <text:p><text:span text:style-name="T2">Convert</text:span></text:p>
            <text:p><text:span text:style-name="T2">dpc <text:s/>to</text:span></text:p>
            <text:p><text:span text:style-name="T2">ascii</text:span></text:p>
          </draw:text-box>
        </draw:frame>
        <draw:frame draw:style-name="gr7" draw:text-style-name="P3" draw:layer="layout" svg:width="1.615cm" svg:height="1.351cm" svg:x="18.526cm" svg:y="9.068cm">
          <draw:text-box>
            <text:p><text:span text:style-name="T2">Writes a</text:span></text:p>
            <text:p><text:span text:style-name="T2">record to</text:span></text:p>
            <text:p><text:span text:style-name="T2">unblocked</text:span></text:p>
            <text:p><text:span text:style-name="T2">dataset</text:span></text:p>
          </draw:text-box>
        </draw:frame>
        <draw:frame draw:style-name="gr7" draw:text-style-name="P3" draw:layer="layout" svg:width="1.467cm" svg:height="1.351cm" svg:x="16.494cm" svg:y="9.128cm">
          <draw:text-box>
            <text:p><text:span text:style-name="T2">Writes a</text:span></text:p>
            <text:p><text:span text:style-name="T2">record to</text:span></text:p>
            <text:p><text:span text:style-name="T2">blocked</text:span></text:p>
            <text:p><text:span text:style-name="T2">dataset</text:span></text:p>
          </draw:text-box>
        </draw:frame>
        <draw:frame draw:style-name="gr7" draw:text-style-name="P3" draw:layer="layout" svg:width="1.484cm" svg:height="0.801cm" svg:x="14.462cm" svg:y="9.255cm">
          <draw:text-box>
            <text:p><text:span text:style-name="T2">Converts</text:span></text:p>
            <text:p><text:span text:style-name="T2">a record</text:span></text:p>
          </draw:text-box>
        </draw:frame>
        <draw:frame draw:style-name="gr7" draw:text-style-name="P3" draw:layer="layout" svg:width="1.239cm" svg:height="1.351cm" svg:x="12.811cm" svg:y="9.128cm">
          <draw:text-box>
            <text:p><text:span text:style-name="T2">print</text:span></text:p>
            <text:p><text:span text:style-name="T2">record</text:span></text:p>
            <text:p><text:span text:style-name="T2">control</text:span></text:p>
            <text:p><text:span text:style-name="T2">word</text:span></text:p>
          </draw:text-box>
        </draw:frame>
        <draw:frame draw:style-name="gr8" draw:text-style-name="P3" draw:layer="layout" svg:width="1.302cm" svg:height="1.351cm" svg:x="11.001cm" svg:y="9.128cm">
          <draw:text-box>
            <text:p><text:span text:style-name="T2">Verifies</text:span></text:p>
            <text:p><text:span text:style-name="T2">record</text:span></text:p>
            <text:p><text:span text:style-name="T2">control</text:span></text:p>
            <text:p><text:span text:style-name="T2">word</text:span></text:p>
          </draw:text-box>
        </draw:frame>
        <draw:frame draw:style-name="gr7" draw:text-style-name="P3" draw:layer="layout" svg:width="1.556cm" svg:height="1.076cm" svg:x="9.35cm" svg:y="9.382cm">
          <draw:text-box>
            <text:p><text:span text:style-name="T2">Construct</text:span></text:p>
            <text:p><text:span text:style-name="T2">a tlib</text:span></text:p>
            <text:p><text:span text:style-name="T2">block</text:span></text:p>
          </draw:text-box>
        </draw:frame>
        <draw:frame draw:style-name="gr5" draw:text-style-name="P3" draw:layer="layout" svg:width="2.14cm" svg:height="1.076cm" svg:x="5.972cm" svg:y="9.509cm">
          <draw:text-box>
            <text:p><text:span text:style-name="T2">Searches</text:span></text:p>
            <text:p><text:span text:style-name="T2">directory listing</text:span></text:p>
            <text:p><text:span text:style-name="T2">for a file name</text:span></text:p>
          </draw:text-box>
        </draw:frame>
        <draw:frame draw:style-name="gr7" draw:text-style-name="P3" draw:layer="layout" svg:width="1.167cm" svg:height="1.076cm" svg:x="5.421cm" svg:y="5.385cm">
          <draw:text-box>
            <text:p><text:span text:style-name="T2">print</text:span></text:p>
            <text:p><text:span text:style-name="T2">usage</text:span></text:p>
            <text:p><text:span text:style-name="T2">string</text:span></text:p>
          </draw:text-box>
        </draw:frame>
        <draw:frame draw:style-name="gr7" draw:text-style-name="P3" draw:layer="layout" svg:width="1.704cm" svg:height="1.076cm" svg:x="16.343cm" svg:y="13.573cm">
          <draw:text-box>
            <text:p><text:span text:style-name="T2">Convert 60</text:span></text:p>
            <text:p><text:span text:style-name="T2">bit ints to</text:span></text:p>
            <text:p><text:span text:style-name="T2">64-bit ints</text:span></text:p>
          </draw:text-box>
        </draw:frame>
        <draw:frame draw:style-name="gr7" draw:text-style-name="P3" draw:layer="layout" svg:width="1.721cm" svg:height="1.076cm" svg:x="18.502cm" svg:y="13.64cm">
          <draw:text-box>
            <text:p><text:span text:style-name="T2">Convert 60</text:span></text:p>
            <text:p><text:span text:style-name="T2">bit reals to</text:span></text:p>
            <text:p><text:span text:style-name="T2">64-bit reals</text:span></text:p>
          </draw:text-box>
        </draw:frame>
        <draw:frame draw:style-name="gr5" draw:text-style-name="P3" draw:layer="layout" svg:width="1.717cm" svg:height="1.076cm" svg:x="8.969cm" svg:y="5.064cm">
          <draw:text-box>
            <text:p><text:span text:style-name="T2">Writes</text:span></text:p>
            <text:p><text:span text:style-name="T2">directory</text:span></text:p>
            <text:p><text:span text:style-name="T2">information</text:span></text:p>
          </draw:text-box>
        </draw:frame>
        <draw:frame draw:style-name="gr5" draw:text-style-name="P3" draw:layer="layout" svg:width="1.412cm" svg:height="0.949cm" svg:x="3.54cm" svg:y="5.445cm">
          <draw:text-box>
            <text:p><text:span text:style-name="T2">Reads a</text:span></text:p>
            <text:p><text:span text:style-name="T2">block</text:span></text:p>
          </draw:text-box>
        </draw:frame>
        <draw:connector draw:style-name="gr3" draw:text-style-name="P1" draw:layer="layout" draw:type="curve" svg:x1="9.255cm" svg:y1="11.287cm" svg:x2="18.526cm" svg:y2="12.176cm" draw:start-shape="id11" draw:start-glue-point="2" draw:end-shape="id17" draw:end-glue-point="0" svg:d="M9255 11287c0 751 4509 502 4509 445 0-56 4762-307 4762 444" svg:viewBox="0 0 9272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7T09:29:16.337904100</meta:creation-date>
    <dc:date>2016-06-28T13:23:53.881879135</dc:date>
    <meta:editing-duration>PT1H27M11S</meta:editing-duration>
    <meta:editing-cycles>7</meta:editing-cycles>
    <meta:generator>LibreOffice/4.2.8.2$Linux_X86_64 LibreOffice_project/420$Build-2</meta:generator>
    <meta:document-statistic meta:object-count="59"/>
  </office:meta>
</office:document-meta>
</file>